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9mm"/>
    </style:style>
    <style:style style:name="co2" style:family="table-column">
      <style:table-column-properties fo:break-before="auto" style:column-width="198.24mm"/>
    </style:style>
    <style:style style:name="co3" style:family="table-column">
      <style:table-column-properties fo:break-before="auto" style:column-width="30.36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04mm" fo:break-before="auto" style:use-optimal-row-height="false"/>
    </style:style>
    <style:style style:name="ta1" style:family="table" style:master-page-name="PageStyle_5f_TDShe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fo:background-color="#f4ecc5" style:diagonal-bl-tr="none" style:diagonal-tl-br="none" style:text-align-source="fix" style:repeat-content="false" fo:wrap-option="no-wrap" fo:border="0.74pt solid #ccc085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ccc085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ccc085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ccc085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ccc085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3">
      <style:table-cell-properties style:diagonal-bl-tr="none" style:diagonal-tl-br="none" fo:border="0.74pt solid #ccc085" style:rotation-align="none"/>
      <style:text-properties fo:color="#8b008b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1">
      <style:table-cell-properties style:diagonal-bl-tr="none" style:diagonal-tl-br="none" fo:border="0.74pt solid #ccc085" style:rotation-align="none"/>
      <style:text-properties fo:color="#8b008b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DSheet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3" table:number-rows-spanned="1">
            <text:p>Источник</text:p>
          </table:table-cell>
          <table:covered-table-cell table:number-columns-repeated="2" table:style-name="ce5"/>
          <table:table-cell table:style-name="ce5" office:value-type="string" calcext:value-type="string">
            <text:p>Кол-во предложений</text:p>
          </table:table-cell>
          <table:table-cell table:style-name="ce1" table:number-columns-repeated="1020"/>
        </table:table-row>
        <table:table-row-group>
          <table:table-row table:style-name="ro2">
            <table:table-cell table:style-name="ce6" office:value-type="string" calcext:value-type="string" table:number-columns-spanned="3" table:number-rows-spanned="1">
              <text:p>MOVE.ru (MOVE)</text:p>
            </table:table-cell>
            <table:covered-table-cell table:number-columns-repeated="2" table:style-name="ce6"/>
            <table:table-cell table:style-name="ce8" office:value-type="float" office:value="18227160" calcext:value-type="float">
              <text:p>18,227,160</text:p>
            </table:table-cell>
            <table:table-cell table:style-name="ce1" office:value-type="string" calcext:value-type="string">
              <text:p>+</text:p>
            </table:table-cell>
            <table:table-cell table:style-name="ce1" office:value-type="string" calcext:value-type="string">
              <text:p>*</text:p>
            </table:table-cell>
            <table:table-cell table:style-name="ce10" table:formula="of:=[.D4]" office:value-type="float" office:value="18227160" calcext:value-type="float">
              <text:p>18,227,160</text:p>
            </table:table-cell>
            <table:table-cell table:style-name="ce1" table:number-columns-repeated="1017"/>
          </table:table-row>
          <table:table-row table:style-name="ro2">
            <table:table-cell table:style-name="ce6" office:value-type="string" calcext:value-type="string" table:number-columns-spanned="3" table:number-rows-spanned="1">
              <text:p>AVITO.ru (AVITO)</text:p>
            </table:table-cell>
            <table:covered-table-cell table:number-columns-repeated="2" table:style-name="ce6"/>
            <table:table-cell table:style-name="ce8" office:value-type="float" office:value="10266135" calcext:value-type="float">
              <text:p>10,266,135</text:p>
            </table:table-cell>
            <table:table-cell table:style-name="ce1" office:value-type="string" calcext:value-type="string">
              <text:p>+</text:p>
            </table:table-cell>
            <table:table-cell table:style-name="ce1" office:value-type="string" calcext:value-type="string">
              <text:p>*</text:p>
            </table:table-cell>
            <table:table-cell table:style-name="ce10" table:formula="of:=[.D5]" office:value-type="float" office:value="10266135" calcext:value-type="float">
              <text:p>10,266,135</text:p>
            </table:table-cell>
            <table:table-cell table:style-name="ce1" table:number-columns-repeated="1017"/>
          </table:table-row>
          <table:table-row table:style-name="ro2">
            <table:table-cell table:style-name="ce6" office:value-type="string" calcext:value-type="string" table:number-columns-spanned="3" table:number-rows-spanned="1">
              <text:p>RealtyMag.RU (RLTMAG)</text:p>
            </table:table-cell>
            <table:covered-table-cell table:number-columns-repeated="2" table:style-name="ce6"/>
            <table:table-cell table:style-name="ce8" office:value-type="float" office:value="5239712" calcext:value-type="float">
              <text:p>5,239,712</text:p>
            </table:table-cell>
            <table:table-cell table:style-name="ce1" office:value-type="string" calcext:value-type="string">
              <text:p>+</text:p>
            </table:table-cell>
            <table:table-cell table:style-name="ce1" office:value-type="string" calcext:value-type="string">
              <text:p>*</text:p>
            </table:table-cell>
            <table:table-cell table:style-name="ce10" table:formula="of:=[.D6]" office:value-type="float" office:value="5239712" calcext:value-type="float">
              <text:p>5,239,712</text:p>
            </table:table-cell>
            <table:table-cell table:style-name="ce1" table:number-columns-repeated="1017"/>
          </table:table-row>
          <table:table-row table:style-name="ro2">
            <table:table-cell table:style-name="ce6" office:value-type="string" calcext:value-type="string" table:number-columns-spanned="3" table:number-rows-spanned="1">
              <text:p>TheProperty.ru (PROPER)</text:p>
            </table:table-cell>
            <table:covered-table-cell table:number-columns-repeated="2" table:style-name="ce6"/>
            <table:table-cell table:style-name="ce8" office:value-type="float" office:value="2827184" calcext:value-type="float">
              <text:p>2,827,184</text:p>
            </table:table-cell>
            <table:table-cell table:style-name="ce1" office:value-type="string" calcext:value-type="string">
              <text:p>+</text:p>
            </table:table-cell>
            <table:table-cell table:style-name="ce1" office:value-type="string" calcext:value-type="string">
              <text:p>*</text:p>
            </table:table-cell>
            <table:table-cell table:style-name="ce10" table:formula="of:=[.D7]" office:value-type="float" office:value="2827184" calcext:value-type="float">
              <text:p>2,827,184</text:p>
            </table:table-cell>
            <table:table-cell table:style-name="ce1" table:number-columns-repeated="1017"/>
          </table:table-row>
          <table:table-row table:style-name="ro2">
            <table:table-cell table:style-name="ce7" office:value-type="string" calcext:value-type="string" table:number-columns-spanned="3" table:number-rows-spanned="1">
              <text:p>Nedvizhka.ru (NDVIZH)</text:p>
            </table:table-cell>
            <table:covered-table-cell table:number-columns-repeated="2" table:style-name="ce7"/>
            <table:table-cell table:style-name="ce8" office:value-type="float" office:value="2753456" calcext:value-type="float">
              <text:p>2,753,456</text:p>
            </table:table-cell>
            <table:table-cell table:style-name="ce1"/>
            <table:table-cell table:style-name="ce1" office:value-type="string" calcext:value-type="string">
              <text:p>*</text:p>
            </table:table-cell>
            <table:table-cell table:style-name="ce10" office:value-type="string" calcext:value-type="string">
              <text:p><text:s/></text:p>
            </table:table-cell>
            <table:table-cell table:style-name="ce10" table:formula="of:=[.D8]" office:value-type="float" office:value="2753456" calcext:value-type="float">
              <text:p>2,753,456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ЦИАН (CIAN)</text:p>
            </table:table-cell>
            <table:covered-table-cell table:number-columns-repeated="2" table:style-name="ce6"/>
            <table:table-cell table:style-name="ce8" office:value-type="float" office:value="2302680" calcext:value-type="float">
              <text:p>2,302,680</text:p>
            </table:table-cell>
            <table:table-cell table:style-name="ce1" office:value-type="string" calcext:value-type="string">
              <text:p>+</text:p>
            </table:table-cell>
            <table:table-cell table:style-name="ce1" office:value-type="string" calcext:value-type="string">
              <text:p>*</text:p>
            </table:table-cell>
            <table:table-cell table:style-name="ce10" table:formula="of:=[.D9]" office:value-type="float" office:value="2302680" calcext:value-type="float">
              <text:p>2,302,680</text:p>
            </table:table-cell>
            <table:table-cell table:style-name="ce1" table:number-columns-repeated="1017"/>
          </table:table-row>
          <table:table-row table:style-name="ro2">
            <table:table-cell table:style-name="ce6" office:value-type="string" calcext:value-type="string" table:number-columns-spanned="3" table:number-rows-spanned="1">
              <text:p>Из рук в руки (IRR)</text:p>
            </table:table-cell>
            <table:covered-table-cell table:number-columns-repeated="2" table:style-name="ce6"/>
            <table:table-cell table:style-name="ce8" office:value-type="float" office:value="2133022" calcext:value-type="float">
              <text:p>2,133,022</text:p>
            </table:table-cell>
            <table:table-cell table:style-name="ce1" office:value-type="string" calcext:value-type="string">
              <text:p>+</text:p>
            </table:table-cell>
            <table:table-cell table:style-name="ce1" office:value-type="string" calcext:value-type="string">
              <text:p>*</text:p>
            </table:table-cell>
            <table:table-cell table:style-name="ce10" table:formula="of:=[.D10]" office:value-type="float" office:value="2133022" calcext:value-type="float">
              <text:p>2,133,022</text:p>
            </table:table-cell>
            <table:table-cell table:style-name="ce1" table:number-columns-repeated="1017"/>
          </table:table-row>
          <table:table-row table:style-name="ro2">
            <table:table-cell table:style-name="ce6" office:value-type="string" calcext:value-type="string" table:number-columns-spanned="3" table:number-rows-spanned="1">
              <text:p>ГдеЭтотДом.ру (GDEDOM)</text:p>
            </table:table-cell>
            <table:covered-table-cell table:number-columns-repeated="2" table:style-name="ce6"/>
            <table:table-cell table:style-name="ce8" office:value-type="float" office:value="2054676" calcext:value-type="float">
              <text:p>2,054,676</text:p>
            </table:table-cell>
            <table:table-cell table:style-name="ce1" office:value-type="string" calcext:value-type="string">
              <text:p>?</text:p>
            </table:table-cell>
            <table:table-cell table:style-name="ce1" office:value-type="string" calcext:value-type="string">
              <text:p>*</text:p>
            </table:table-cell>
            <table:table-cell table:style-name="ce10"/>
            <table:table-cell table:style-name="ce10" table:formula="of:=[.D11]" office:value-type="float" office:value="2054676" calcext:value-type="float">
              <text:p>2,054,676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КУПИ.ру (QP-RU)</text:p>
            </table:table-cell>
            <table:covered-table-cell table:number-columns-repeated="2" table:style-name="ce6"/>
            <table:table-cell table:style-name="ce8" office:value-type="float" office:value="1325037" calcext:value-type="float">
              <text:p>1,325,037</text:p>
            </table:table-cell>
            <table:table-cell table:style-name="ce1" office:value-type="string" calcext:value-type="string">
              <text:p>?</text:p>
            </table:table-cell>
            <table:table-cell table:style-name="ce1" office:value-type="string" calcext:value-type="string">
              <text:p>*</text:p>
            </table:table-cell>
            <table:table-cell table:style-name="ce10"/>
            <table:table-cell table:style-name="ce10" table:formula="of:=[.D12]" office:value-type="float" office:value="1325037" calcext:value-type="float">
              <text:p>1,325,037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Бюллетень Недвижимости (BN-RU)</text:p>
            </table:table-cell>
            <table:covered-table-cell table:number-columns-repeated="2" table:style-name="ce6"/>
            <table:table-cell table:style-name="ce8" office:value-type="float" office:value="1183610" calcext:value-type="float">
              <text:p>1,183,610</text:p>
            </table:table-cell>
            <table:table-cell table:style-name="ce1" office:value-type="string" calcext:value-type="string">
              <text:p>+</text:p>
            </table:table-cell>
            <table:table-cell table:style-name="ce1" office:value-type="string" calcext:value-type="string">
              <text:p>*</text:p>
            </table:table-cell>
            <table:table-cell table:style-name="ce10" table:formula="of:=[.D13]" office:value-type="float" office:value="1183610" calcext:value-type="float">
              <text:p>1,183,610</text:p>
            </table:table-cell>
            <table:table-cell table:style-name="ce1" table:number-columns-repeated="1017"/>
          </table:table-row>
          <table:table-row table:style-name="ro2">
            <table:table-cell table:style-name="ce6" office:value-type="string" calcext:value-type="string" table:number-columns-spanned="3" table:number-rows-spanned="1">
              <text:p>Rosrealt.ru (ROSRLT)</text:p>
            </table:table-cell>
            <table:covered-table-cell table:number-columns-repeated="2" table:style-name="ce6"/>
            <table:table-cell table:style-name="ce8" office:value-type="float" office:value="1121607" calcext:value-type="float">
              <text:p>1,121,607</text:p>
            </table:table-cell>
            <table:table-cell table:style-name="ce1" office:value-type="string" calcext:value-type="string">
              <text:p>-</text:p>
            </table:table-cell>
            <table:table-cell table:style-name="ce1"/>
            <table:table-cell table:style-name="ce10"/>
            <table:table-cell table:style-name="ce10" table:formula="of:=[.D14]" office:value-type="float" office:value="1121607" calcext:value-type="float">
              <text:p>1,121,607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N1.ru (N1)</text:p>
            </table:table-cell>
            <table:covered-table-cell table:number-columns-repeated="2" table:style-name="ce6"/>
            <table:table-cell table:style-name="ce8" office:value-type="float" office:value="1058228" calcext:value-type="float">
              <text:p>1,058,228</text:p>
            </table:table-cell>
            <table:table-cell table:style-name="ce1" office:value-type="string" calcext:value-type="string">
              <text:p>-</text:p>
            </table:table-cell>
            <table:table-cell table:style-name="ce1"/>
            <table:table-cell table:style-name="ce10"/>
            <table:table-cell table:style-name="ce10" table:formula="of:=[.D15]" office:value-type="float" office:value="1058228" calcext:value-type="float">
              <text:p>1,058,228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MIRKVARTIR.ru (MIRKV)</text:p>
            </table:table-cell>
            <table:covered-table-cell table:number-columns-repeated="2" table:style-name="ce6"/>
            <table:table-cell table:style-name="ce8" office:value-type="float" office:value="1055012" calcext:value-type="float">
              <text:p>1,055,012</text:p>
            </table:table-cell>
            <table:table-cell table:style-name="ce1" office:value-type="string" calcext:value-type="string">
              <text:p>?</text:p>
            </table:table-cell>
            <table:table-cell table:style-name="ce1" office:value-type="string" calcext:value-type="string">
              <text:p>*</text:p>
            </table:table-cell>
            <table:table-cell table:style-name="ce10"/>
            <table:table-cell table:style-name="ce10" table:formula="of:=[.D16]" office:value-type="float" office:value="1055012" calcext:value-type="float">
              <text:p>1,055,012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Rosnedv.ru (ROSNDV)</text:p>
            </table:table-cell>
            <table:covered-table-cell table:number-columns-repeated="2" table:style-name="ce6"/>
            <table:table-cell table:style-name="ce8" office:value-type="float" office:value="884160" calcext:value-type="float">
              <text:p>884,160</text:p>
            </table:table-cell>
            <table:table-cell table:style-name="ce1" office:value-type="string" calcext:value-type="string">
              <text:p>?</text:p>
            </table:table-cell>
            <table:table-cell table:style-name="ce1" office:value-type="string" calcext:value-type="string">
              <text:p>*</text:p>
            </table:table-cell>
            <table:table-cell table:style-name="ce10"/>
            <table:table-cell table:style-name="ce10" table:formula="of:=[.D17]" office:value-type="float" office:value="884160" calcext:value-type="float">
              <text:p>884,160</text:p>
            </table:table-cell>
            <table:table-cell table:style-name="ce1" table:number-columns-repeated="1016"/>
          </table:table-row>
          <table:table-row table:style-name="ro2">
            <table:table-cell table:style-name="ce7" office:value-type="string" calcext:value-type="string" table:number-columns-spanned="3" table:number-rows-spanned="1">
              <text:p>Ручной Сбор Rway (RWAY)</text:p>
            </table:table-cell>
            <table:covered-table-cell table:number-columns-repeated="2" table:style-name="ce7"/>
            <table:table-cell table:style-name="ce8" office:value-type="float" office:value="797990" calcext:value-type="float">
              <text:p>797,990</text:p>
            </table:table-cell>
            <table:table-cell table:style-name="ce1" table:number-columns-repeated="3"/>
            <table:table-cell table:style-name="ce10" table:formula="of:=[.D18]" office:value-type="float" office:value="797990" calcext:value-type="float">
              <text:p>797,990</text:p>
            </table:table-cell>
            <table:table-cell table:style-name="ce1" table:number-columns-repeated="1016"/>
          </table:table-row>
          <table:table-row table:style-name="ro2">
            <table:table-cell table:style-name="ce7" office:value-type="string" calcext:value-type="string" table:number-columns-spanned="3" table:number-rows-spanned="1">
              <text:p>Национальная единая риэлторская сеть (NERS)</text:p>
            </table:table-cell>
            <table:covered-table-cell table:number-columns-repeated="2" table:style-name="ce7"/>
            <table:table-cell table:style-name="ce8" office:value-type="float" office:value="681011" calcext:value-type="float">
              <text:p>681,011</text:p>
            </table:table-cell>
            <table:table-cell table:style-name="ce1"/>
            <table:table-cell table:style-name="ce1" office:value-type="string" calcext:value-type="string">
              <text:p>*</text:p>
            </table:table-cell>
            <table:table-cell table:style-name="ce1"/>
            <table:table-cell table:style-name="ce10" table:formula="of:=[.D19]" office:value-type="float" office:value="681011" calcext:value-type="float">
              <text:p>681,011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Официальный сайт Российской Федерации для размещения информации о проведении торгов (TORGI)</text:p>
            </table:table-cell>
            <table:covered-table-cell table:number-columns-repeated="2" table:style-name="ce6"/>
            <table:table-cell table:style-name="ce8" office:value-type="float" office:value="646501" calcext:value-type="float">
              <text:p>646,501</text:p>
            </table:table-cell>
            <table:table-cell table:style-name="ce1" office:value-type="string" calcext:value-type="string">
              <text:p>+</text:p>
            </table:table-cell>
            <table:table-cell table:style-name="ce1"/>
            <table:table-cell table:style-name="ce10" table:formula="of:=[.D20]" office:value-type="float" office:value="646501" calcext:value-type="float">
              <text:p>646,501</text:p>
            </table:table-cell>
            <table:table-cell table:style-name="ce1" table:number-columns-repeated="1017"/>
          </table:table-row>
          <table:table-row table:style-name="ro2">
            <table:table-cell table:style-name="ce7" office:value-type="string" calcext:value-type="string" table:number-columns-spanned="3" table:number-rows-spanned="1">
              <text:p>Недвижимость и цены (DMIR)</text:p>
            </table:table-cell>
            <table:covered-table-cell table:number-columns-repeated="2" table:style-name="ce7"/>
            <table:table-cell table:style-name="ce8" office:value-type="float" office:value="599451" calcext:value-type="float">
              <text:p>599,451</text:p>
            </table:table-cell>
            <table:table-cell table:style-name="ce1" table:number-columns-repeated="1020"/>
          </table:table-row>
          <table:table-row table:style-name="ro2">
            <table:table-cell table:style-name="ce11" office:value-type="string" calcext:value-type="string" table:number-columns-spanned="3" table:number-rows-spanned="1">
              <text:p>BusinessesForSale.ru (BFSALE)</text:p>
            </table:table-cell>
            <table:covered-table-cell table:number-columns-repeated="2" table:style-name="ce11"/>
            <table:table-cell table:style-name="ce8" office:value-type="float" office:value="596088" calcext:value-type="float">
              <text:p>596,088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MLSN.ru (MLSN)</text:p>
            </table:table-cell>
            <table:covered-table-cell table:number-columns-repeated="2" table:style-name="ce6"/>
            <table:table-cell table:style-name="ce8" office:value-type="float" office:value="560753" calcext:value-type="float">
              <text:p>560,753</text:p>
            </table:table-cell>
            <table:table-cell table:style-name="ce1" table:number-columns-repeated="1020"/>
          </table:table-row>
          <table:table-row table:style-name="ro2">
            <table:table-cell table:style-name="ce6" table:number-columns-spanned="3" table:number-rows-spanned="1"/>
            <table:covered-table-cell table:number-columns-repeated="2" table:style-name="ce6"/>
            <table:table-cell table:style-name="ce8" office:value-type="float" office:value="516436" calcext:value-type="float">
              <text:p>516,436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RAUI (RAUI)</text:p>
            </table:table-cell>
            <table:covered-table-cell table:number-columns-repeated="2" table:style-name="ce6"/>
            <table:table-cell table:style-name="ce8" office:value-type="float" office:value="476279" calcext:value-type="float">
              <text:p>476,279</text:p>
            </table:table-cell>
            <table:table-cell table:style-name="ce1"/>
            <table:table-cell table:style-name="ce1" office:value-type="string" calcext:value-type="string">
              <text:p>*</text:p>
            </table:table-cell>
            <table:table-cell table:style-name="ce10" table:formula="of:=[.D25]" office:value-type="float" office:value="476279" calcext:value-type="float">
              <text:p>476,279</text:p>
            </table:table-cell>
            <table:table-cell table:style-name="ce1" table:number-columns-repeated="1017"/>
          </table:table-row>
          <table:table-row table:style-name="ro2">
            <table:table-cell table:style-name="ce7" office:value-type="string" calcext:value-type="string" table:number-columns-spanned="3" table:number-rows-spanned="1">
              <text:p>Realto.ru (REALTO)</text:p>
            </table:table-cell>
            <table:covered-table-cell table:number-columns-repeated="2" table:style-name="ce7"/>
            <table:table-cell table:style-name="ce8" office:value-type="float" office:value="402129" calcext:value-type="float">
              <text:p>402,129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ГС.НЕДВИЖИМОСТЬ (NGS)</text:p>
            </table:table-cell>
            <table:covered-table-cell table:number-columns-repeated="2" table:style-name="ce6"/>
            <table:table-cell table:style-name="ce8" office:value-type="float" office:value="376469" calcext:value-type="float">
              <text:p>376,469</text:p>
            </table:table-cell>
            <table:table-cell table:style-name="ce1" table:number-columns-repeated="3"/>
            <table:table-cell table:style-name="ce10" table:formula="of:=[.D27]" office:value-type="float" office:value="376469" calcext:value-type="float">
              <text:p>376,469</text:p>
            </table:table-cell>
            <table:table-cell table:style-name="ce1" table:number-columns-repeated="1016"/>
          </table:table-row>
          <table:table-row table:style-name="ro2">
            <table:table-cell table:style-name="ce12" office:value-type="string" calcext:value-type="string" table:number-columns-spanned="3" table:number-rows-spanned="1">
              <text:p>&lt;Пустая ссылка: Справочник.Источник информации&gt;</text:p>
            </table:table-cell>
            <table:covered-table-cell table:number-columns-repeated="2" table:style-name="ce12"/>
            <table:table-cell table:style-name="ce8" office:value-type="float" office:value="375047" calcext:value-type="float">
              <text:p>375,047</text:p>
            </table:table-cell>
            <table:table-cell table:style-name="ce1" table:number-columns-repeated="1020"/>
          </table:table-row>
          <table:table-row table:style-name="ro2">
            <table:table-cell table:style-name="ce7" office:value-type="string" calcext:value-type="string" table:number-columns-spanned="3" table:number-rows-spanned="1">
              <text:p>Базаметров.ру (BAZAM)</text:p>
            </table:table-cell>
            <table:covered-table-cell table:number-columns-repeated="2" table:style-name="ce7"/>
            <table:table-cell table:style-name="ce8" office:value-type="float" office:value="363430" calcext:value-type="float">
              <text:p>363,430</text:p>
            </table:table-cell>
            <table:table-cell table:style-name="ce1"/>
            <table:table-cell table:style-name="ce1" office:value-type="string" calcext:value-type="string">
              <text:p>*</text:p>
            </table:table-cell>
            <table:table-cell table:style-name="ce1"/>
            <table:table-cell table:style-name="ce10" table:formula="of:=[.D29]" office:value-type="float" office:value="363430" calcext:value-type="float">
              <text:p>363,430</text:p>
            </table:table-cell>
            <table:table-cell table:style-name="ce1" table:number-columns-repeated="1016"/>
          </table:table-row>
          <table:table-row table:style-name="ro2">
            <table:table-cell table:style-name="ce11" office:value-type="string" calcext:value-type="string" table:number-columns-spanned="3" table:number-rows-spanned="1">
              <text:p>Buy business portal (BBPORT)</text:p>
            </table:table-cell>
            <table:covered-table-cell table:number-columns-repeated="2" table:style-name="ce11"/>
            <table:table-cell table:style-name="ce8" office:value-type="float" office:value="328438" calcext:value-type="float">
              <text:p>328,438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ИС Центр (NNNMLS)</text:p>
            </table:table-cell>
            <table:covered-table-cell table:number-columns-repeated="2" table:style-name="ce6"/>
            <table:table-cell table:style-name="ce8" office:value-type="float" office:value="322932" calcext:value-type="float">
              <text:p>322,932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FARPOST.ru (FARPOS)</text:p>
            </table:table-cell>
            <table:covered-table-cell table:number-columns-repeated="2" table:style-name="ce6"/>
            <table:table-cell table:style-name="ce8" office:value-type="float" office:value="313173" calcext:value-type="float">
              <text:p>313,173</text:p>
            </table:table-cell>
            <table:table-cell table:style-name="ce1"/>
            <table:table-cell table:style-name="ce1" office:value-type="string" calcext:value-type="string">
              <text:p>*</text:p>
            </table:table-cell>
            <table:table-cell table:style-name="ce1"/>
            <table:table-cell table:style-name="ce10" table:formula="of:=[.D32]" office:value-type="float" office:value="313173" calcext:value-type="float">
              <text:p>313,173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Youla.Ru (YOULA)</text:p>
            </table:table-cell>
            <table:covered-table-cell table:number-columns-repeated="2" table:style-name="ce6"/>
            <table:table-cell table:style-name="ce8" office:value-type="float" office:value="311265" calcext:value-type="float">
              <text:p>311,265</text:p>
            </table:table-cell>
            <table:table-cell table:style-name="ce1" table:number-columns-repeated="1020"/>
          </table:table-row>
          <table:table-row table:style-name="ro2">
            <table:table-cell table:style-name="ce7" office:value-type="string" calcext:value-type="string" table:number-columns-spanned="3" table:number-rows-spanned="1">
              <text:p>Domofond.ru (DMFOND)</text:p>
            </table:table-cell>
            <table:covered-table-cell table:number-columns-repeated="2" table:style-name="ce7"/>
            <table:table-cell table:style-name="ce8" office:value-type="float" office:value="215948" calcext:value-type="float">
              <text:p>215,948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Уральская палата недвижимости (UPN-RU)</text:p>
            </table:table-cell>
            <table:covered-table-cell table:number-columns-repeated="2" table:style-name="ce6"/>
            <table:table-cell table:style-name="ce8" office:value-type="float" office:value="179206" calcext:value-type="float">
              <text:p>179,206</text:p>
            </table:table-cell>
            <table:table-cell table:style-name="ce1" table:number-columns-repeated="3"/>
            <table:table-cell table:style-name="ce10" table:formula="of:=[.D35]" office:value-type="float" office:value="179206" calcext:value-type="float">
              <text:p>179,206</text:p>
            </table:table-cell>
            <table:table-cell table:style-name="ce1" table:number-columns-repeated="1016"/>
          </table:table-row>
          <table:table-row table:style-name="ro2">
            <table:table-cell table:style-name="ce11" office:value-type="string" calcext:value-type="string" table:number-columns-spanned="3" table:number-rows-spanned="1">
              <text:p>Альтера Инвест (ALTERA)</text:p>
            </table:table-cell>
            <table:covered-table-cell table:number-columns-repeated="2" table:style-name="ce11"/>
            <table:table-cell table:style-name="ce8" office:value-type="float" office:value="176840" calcext:value-type="float">
              <text:p>176,840</text:p>
            </table:table-cell>
            <table:table-cell table:style-name="ce1" table:number-columns-repeated="1020"/>
          </table:table-row>
          <table:table-row table:style-name="ro2">
            <table:table-cell table:style-name="ce11" office:value-type="string" calcext:value-type="string" table:number-columns-spanned="3" table:number-rows-spanned="1">
              <text:p>BIZZONA.RU (BIZZON)</text:p>
            </table:table-cell>
            <table:covered-table-cell table:number-columns-repeated="2" table:style-name="ce11"/>
            <table:table-cell table:style-name="ce8" office:value-type="float" office:value="137340" calcext:value-type="float">
              <text:p>137,340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Gde.ru (GDE-RU)</text:p>
            </table:table-cell>
            <table:covered-table-cell table:number-columns-repeated="2" table:style-name="ce6"/>
            <table:table-cell table:style-name="ce8" office:value-type="float" office:value="136815" calcext:value-type="float">
              <text:p>136,815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Life-Realty.ru (LIFERT)</text:p>
            </table:table-cell>
            <table:covered-table-cell table:number-columns-repeated="2" table:style-name="ce6"/>
            <table:table-cell table:style-name="ce8" office:value-type="float" office:value="119125" calcext:value-type="float">
              <text:p>119,125</text:p>
            </table:table-cell>
            <table:table-cell table:style-name="ce1"/>
            <table:table-cell table:style-name="ce1" office:value-type="string" calcext:value-type="string">
              <text:p>*</text:p>
            </table:table-cell>
            <table:table-cell table:style-name="ce1"/>
            <table:table-cell table:style-name="ce10" table:formula="of:=[.D39]" office:value-type="float" office:value="119125" calcext:value-type="float">
              <text:p>119,125</text:p>
            </table:table-cell>
            <table:table-cell table:style-name="ce1" table:number-columns-repeated="1016"/>
          </table:table-row>
          <table:table-row table:style-name="ro2">
            <table:table-cell table:style-name="ce11" office:value-type="string" calcext:value-type="string" table:number-columns-spanned="3" table:number-rows-spanned="1">
              <text:p>Business_Asset_Exchange (BASSET)</text:p>
            </table:table-cell>
            <table:covered-table-cell table:number-columns-repeated="2" table:style-name="ce11"/>
            <table:table-cell table:style-name="ce8" office:value-type="float" office:value="109994" calcext:value-type="float">
              <text:p>109,994</text:p>
            </table:table-cell>
            <table:table-cell table:style-name="ce1" table:number-columns-repeated="1020"/>
          </table:table-row>
          <table:table-row table:style-name="ro2">
            <table:table-cell table:style-name="ce7" office:value-type="string" calcext:value-type="string" table:number-columns-spanned="3" table:number-rows-spanned="1">
              <text:p>Afy.ru (AFY-RU)</text:p>
            </table:table-cell>
            <table:covered-table-cell table:number-columns-repeated="2" table:style-name="ce7"/>
            <table:table-cell table:style-name="ce8" office:value-type="float" office:value="109060" calcext:value-type="float">
              <text:p>109,060</text:p>
            </table:table-cell>
            <table:table-cell table:style-name="ce1" table:number-columns-repeated="1020"/>
          </table:table-row>
          <table:table-row table:style-name="ro2">
            <table:table-cell table:style-name="ce11" office:value-type="string" calcext:value-type="string" table:number-columns-spanned="3" table:number-rows-spanned="1">
              <text:p>РБК БИЗТОРГ (BIZTOR)</text:p>
            </table:table-cell>
            <table:covered-table-cell table:number-columns-repeated="2" table:style-name="ce11"/>
            <table:table-cell table:style-name="ce8" office:value-type="float" office:value="105855" calcext:value-type="float">
              <text:p>105,855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Аякс-Риэлт (AYAX)</text:p>
            </table:table-cell>
            <table:covered-table-cell table:number-columns-repeated="2" table:style-name="ce6"/>
            <table:table-cell table:style-name="ce8" office:value-type="float" office:value="101404" calcext:value-type="float">
              <text:p>101,404</text:p>
            </table:table-cell>
            <table:table-cell table:style-name="ce1" table:number-columns-repeated="3"/>
            <table:table-cell table:style-name="ce10" table:formula="of:=[.D43]" office:value-type="float" office:value="101404" calcext:value-type="float">
              <text:p>101,404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Доска.ру (DOSKA)</text:p>
            </table:table-cell>
            <table:covered-table-cell table:number-columns-repeated="2" table:style-name="ce6"/>
            <table:table-cell table:style-name="ce8" office:value-type="float" office:value="95554" calcext:value-type="float">
              <text:p>95,554</text:p>
            </table:table-cell>
            <table:table-cell table:style-name="ce1"/>
            <table:table-cell table:style-name="ce1" office:value-type="string" calcext:value-type="string">
              <text:p>*</text:p>
            </table:table-cell>
            <table:table-cell table:style-name="ce1"/>
            <table:table-cell table:style-name="ce10" table:formula="of:=[.D44]" office:value-type="float" office:value="95554" calcext:value-type="float">
              <text:p>95,554</text:p>
            </table:table-cell>
            <table:table-cell table:style-name="ce1" table:number-columns-repeated="1016"/>
          </table:table-row>
          <table:table-row table:style-name="ro2">
            <table:table-cell table:style-name="ce11" office:value-type="string" calcext:value-type="string" table:number-columns-spanned="3" table:number-rows-spanned="1">
              <text:p>БИБОСС (BEBOSS)</text:p>
            </table:table-cell>
            <table:covered-table-cell table:number-columns-repeated="2" table:style-name="ce11"/>
            <table:table-cell table:style-name="ce8" office:value-type="float" office:value="91664" calcext:value-type="float">
              <text:p>91,664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СИТИСТАР (CITYST)</text:p>
            </table:table-cell>
            <table:covered-table-cell table:number-columns-repeated="2" table:style-name="ce6"/>
            <table:table-cell table:style-name="ce8" office:value-type="float" office:value="86992" calcext:value-type="float">
              <text:p>86,992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Яндекс Недвижимость (YANDEX)</text:p>
            </table:table-cell>
            <table:covered-table-cell table:number-columns-repeated="2" table:style-name="ce6"/>
            <table:table-cell table:style-name="ce8" office:value-type="float" office:value="84861" calcext:value-type="float">
              <text:p>84,861</text:p>
            </table:table-cell>
            <table:table-cell table:style-name="ce1"/>
            <table:table-cell table:style-name="ce1" office:value-type="string" calcext:value-type="string">
              <text:p>*</text:p>
            </table:table-cell>
            <table:table-cell table:style-name="ce1"/>
            <table:table-cell table:style-name="ce10" table:formula="of:=[.D47]" office:value-type="float" office:value="84861" calcext:value-type="float">
              <text:p>84,861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Вестум.ru (VESTUM)</text:p>
            </table:table-cell>
            <table:covered-table-cell table:number-columns-repeated="2" table:style-name="ce6"/>
            <table:table-cell table:style-name="ce8" office:value-type="float" office:value="70857" calcext:value-type="float">
              <text:p>70,857</text:p>
            </table:table-cell>
            <table:table-cell table:style-name="ce1"/>
            <table:table-cell table:style-name="ce1" office:value-type="string" calcext:value-type="string">
              <text:p>*</text:p>
            </table:table-cell>
            <table:table-cell table:style-name="ce1"/>
            <table:table-cell table:style-name="ce10" table:formula="of:=[.D48]" office:value-type="float" office:value="70857" calcext:value-type="float">
              <text:p>70,857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Kalugahouse.ru (KALUGA)</text:p>
            </table:table-cell>
            <table:covered-table-cell table:number-columns-repeated="2" table:style-name="ce6"/>
            <table:table-cell table:style-name="ce8" office:value-type="float" office:value="70117" calcext:value-type="float">
              <text:p>70,117</text:p>
            </table:table-cell>
            <table:table-cell table:style-name="ce1" table:number-columns-repeated="1020"/>
          </table:table-row>
          <table:table-row table:style-name="ro2">
            <table:table-cell table:style-name="ce7" office:value-type="string" calcext:value-type="string" table:number-columns-spanned="3" table:number-rows-spanned="1">
              <text:p>Кузбасс-Эксперт (BKN42)</text:p>
            </table:table-cell>
            <table:covered-table-cell table:number-columns-repeated="2" table:style-name="ce7"/>
            <table:table-cell table:style-name="ce8" office:value-type="float" office:value="63032" calcext:value-type="float">
              <text:p>63,032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БЦИнформ (BCINF)</text:p>
            </table:table-cell>
            <table:covered-table-cell table:number-columns-repeated="2" table:style-name="ce6"/>
            <table:table-cell table:style-name="ce8" office:value-type="float" office:value="58149" calcext:value-type="float">
              <text:p>58,149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Кирова (DOM43)</text:p>
            </table:table-cell>
            <table:covered-table-cell table:number-columns-repeated="2" table:style-name="ce6"/>
            <table:table-cell table:style-name="ce8" office:value-type="float" office:value="58082" calcext:value-type="float">
              <text:p>58,082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Tvoyadres.ru (TVOYAD)</text:p>
            </table:table-cell>
            <table:covered-table-cell table:number-columns-repeated="2" table:style-name="ce6"/>
            <table:table-cell table:style-name="ce8" office:value-type="float" office:value="57636" calcext:value-type="float">
              <text:p>57,636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Квадрат.ру (KVDRAT)</text:p>
            </table:table-cell>
            <table:covered-table-cell table:number-columns-repeated="2" table:style-name="ce6"/>
            <table:table-cell table:style-name="ce8" office:value-type="float" office:value="57523" calcext:value-type="float">
              <text:p>57,523</text:p>
            </table:table-cell>
            <table:table-cell table:style-name="ce1"/>
            <table:table-cell table:style-name="ce1" office:value-type="string" calcext:value-type="string">
              <text:p>*</text:p>
            </table:table-cell>
            <table:table-cell table:style-name="ce1"/>
            <table:table-cell table:style-name="ce10" table:formula="of:=[.D54]" office:value-type="float" office:value="57523" calcext:value-type="float">
              <text:p>57,523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VSE42.RU (VSE42)</text:p>
            </table:table-cell>
            <table:covered-table-cell table:number-columns-repeated="2" table:style-name="ce6"/>
            <table:table-cell table:style-name="ce8" office:value-type="float" office:value="51964" calcext:value-type="float">
              <text:p>51,964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КВАДРУМ (KVADR)</text:p>
            </table:table-cell>
            <table:covered-table-cell table:number-columns-repeated="2" table:style-name="ce6"/>
            <table:table-cell table:style-name="ce8" office:value-type="float" office:value="41340" calcext:value-type="float">
              <text:p>41,340</text:p>
            </table:table-cell>
            <table:table-cell table:style-name="ce1" table:number-columns-repeated="1020"/>
          </table:table-row>
          <table:table-row table:style-name="ro2">
            <table:table-cell table:style-name="ce11" office:value-type="string" calcext:value-type="string" table:number-columns-spanned="3" table:number-rows-spanned="1">
              <text:p>Первый Брокер (BIZMAS)</text:p>
            </table:table-cell>
            <table:covered-table-cell table:number-columns-repeated="2" table:style-name="ce11"/>
            <table:table-cell table:style-name="ce8" office:value-type="float" office:value="39840" calcext:value-type="float">
              <text:p>39,840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INFOLINE (VRX-RU)</text:p>
            </table:table-cell>
            <table:covered-table-cell table:number-columns-repeated="2" table:style-name="ce6"/>
            <table:table-cell table:style-name="ce8" office:value-type="float" office:value="38525" calcext:value-type="float">
              <text:p>38,525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Саратова (KVDR64)</text:p>
            </table:table-cell>
            <table:covered-table-cell table:number-columns-repeated="2" table:style-name="ce6"/>
            <table:table-cell table:style-name="ce8" office:value-type="float" office:value="36282" calcext:value-type="float">
              <text:p>36,282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ROSZEM.ru (ROSZEM)</text:p>
            </table:table-cell>
            <table:covered-table-cell table:number-columns-repeated="2" table:style-name="ce6"/>
            <table:table-cell table:style-name="ce8" office:value-type="float" office:value="32306" calcext:value-type="float">
              <text:p>32,306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Domchel.ru (DOMCH)</text:p>
            </table:table-cell>
            <table:covered-table-cell table:number-columns-repeated="2" table:style-name="ce6"/>
            <table:table-cell table:style-name="ce8" office:value-type="float" office:value="30817" calcext:value-type="float">
              <text:p>30,817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Связист - АН (AGNT42)</text:p>
            </table:table-cell>
            <table:covered-table-cell table:number-columns-repeated="2" table:style-name="ce6"/>
            <table:table-cell table:style-name="ce8" office:value-type="float" office:value="25196" calcext:value-type="float">
              <text:p>25,196</text:p>
            </table:table-cell>
            <table:table-cell table:style-name="ce1" table:number-columns-repeated="3"/>
            <table:table-cell table:style-name="ce10" table:formula="of:=[.D62]" office:value-type="float" office:value="25196" calcext:value-type="float">
              <text:p>25,196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Адвекс - АН (ADVECS)</text:p>
            </table:table-cell>
            <table:covered-table-cell table:number-columns-repeated="2" table:style-name="ce6"/>
            <table:table-cell table:style-name="ce8" office:value-type="float" office:value="24724" calcext:value-type="float">
              <text:p>24,724</text:p>
            </table:table-cell>
            <table:table-cell table:style-name="ce1"/>
            <table:table-cell table:style-name="ce1" office:value-type="string" calcext:value-type="string">
              <text:p>*</text:p>
            </table:table-cell>
            <table:table-cell table:style-name="ce1"/>
            <table:table-cell table:style-name="ce10" table:formula="of:=[.D63]" office:value-type="float" office:value="24724" calcext:value-type="float">
              <text:p>24,724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Sibdom.Ru (SIBDOM)</text:p>
            </table:table-cell>
            <table:covered-table-cell table:number-columns-repeated="2" table:style-name="ce6"/>
            <table:table-cell table:style-name="ce8" office:value-type="float" office:value="23811" calcext:value-type="float">
              <text:p>23,811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обходимая недвижимость (NNDV)</text:p>
            </table:table-cell>
            <table:covered-table-cell table:number-columns-repeated="2" table:style-name="ce6"/>
            <table:table-cell table:style-name="ce8" office:value-type="float" office:value="19526" calcext:value-type="float">
              <text:p>19,526</text:p>
            </table:table-cell>
            <table:table-cell table:style-name="ce1" table:number-columns-repeated="1020"/>
          </table:table-row>
          <table:table-row table:style-name="ro2">
            <table:table-cell table:style-name="ce7" office:value-type="string" calcext:value-type="string" table:number-columns-spanned="3" table:number-rows-spanned="1">
              <text:p>ЮГА.РУ (YUGARU)</text:p>
            </table:table-cell>
            <table:covered-table-cell table:number-columns-repeated="2" table:style-name="ce7"/>
            <table:table-cell table:style-name="ce8" office:value-type="float" office:value="19075" calcext:value-type="float">
              <text:p>19,075</text:p>
            </table:table-cell>
            <table:table-cell table:style-name="ce1" table:number-columns-repeated="1020"/>
          </table:table-row>
          <table:table-row table:style-name="ro2">
            <table:table-cell table:style-name="ce11" office:value-type="string" calcext:value-type="string" table:number-columns-spanned="3" table:number-rows-spanned="1">
              <text:p>Delomart.ru (DELO-M)</text:p>
            </table:table-cell>
            <table:covered-table-cell table:number-columns-repeated="2" table:style-name="ce11"/>
            <table:table-cell table:style-name="ce8" office:value-type="float" office:value="19045" calcext:value-type="float">
              <text:p>19,045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Tulahouse.ru (TULA-H)</text:p>
            </table:table-cell>
            <table:covered-table-cell table:number-columns-repeated="2" table:style-name="ce6"/>
            <table:table-cell table:style-name="ce8" office:value-type="float" office:value="18911" calcext:value-type="float">
              <text:p>18,911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Market.sakh.com (M-SAKH)</text:p>
            </table:table-cell>
            <table:covered-table-cell table:number-columns-repeated="2" table:style-name="ce6"/>
            <table:table-cell table:style-name="ce8" office:value-type="float" office:value="18789" calcext:value-type="float">
              <text:p>18,789</text:p>
            </table:table-cell>
            <table:table-cell table:style-name="ce1" table:number-columns-repeated="1020"/>
          </table:table-row>
          <table:table-row table:style-name="ro2">
            <table:table-cell table:style-name="ce11" office:value-type="string" calcext:value-type="string" table:number-columns-spanned="3" table:number-rows-spanned="1">
              <text:p>Bizprodan.ru (BIZPRO)</text:p>
            </table:table-cell>
            <table:covered-table-cell table:number-columns-repeated="2" table:style-name="ce11"/>
            <table:table-cell table:style-name="ce8" office:value-type="float" office:value="16911" calcext:value-type="float">
              <text:p>16,911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Астрахани (N30)</text:p>
            </table:table-cell>
            <table:covered-table-cell table:number-columns-repeated="2" table:style-name="ce6"/>
            <table:table-cell table:style-name="ce8" office:value-type="float" office:value="16600" calcext:value-type="float">
              <text:p>16,600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Элиант Недвижимость - АН (ALIANT)</text:p>
            </table:table-cell>
            <table:covered-table-cell table:number-columns-repeated="2" table:style-name="ce6"/>
            <table:table-cell table:style-name="ce8" office:value-type="float" office:value="11714" calcext:value-type="float">
              <text:p>11,714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Home29.ru (HOME29)</text:p>
            </table:table-cell>
            <table:covered-table-cell table:number-columns-repeated="2" table:style-name="ce6"/>
            <table:table-cell table:style-name="ce8" office:value-type="float" office:value="10818" calcext:value-type="float">
              <text:p>10,818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Золотая Середина - АН (NDV31)</text:p>
            </table:table-cell>
            <table:covered-table-cell table:number-columns-repeated="2" table:style-name="ce6"/>
            <table:table-cell table:style-name="ce8" office:value-type="float" office:value="10172" calcext:value-type="float">
              <text:p>10,172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Vladimirhouse.ru (VLAD-H)</text:p>
            </table:table-cell>
            <table:covered-table-cell table:number-columns-repeated="2" table:style-name="ce6"/>
            <table:table-cell table:style-name="ce8" office:value-type="float" office:value="8603" calcext:value-type="float">
              <text:p>8,603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Издательский дом Ярмарка (YA39)</text:p>
            </table:table-cell>
            <table:covered-table-cell table:number-columns-repeated="2" table:style-name="ce6"/>
            <table:table-cell table:style-name="ce8" office:value-type="float" office:value="8303" calcext:value-type="float">
              <text:p>8,303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ZEM.ru (ZEM-RU)</text:p>
            </table:table-cell>
            <table:covered-table-cell table:number-columns-repeated="2" table:style-name="ce6"/>
            <table:table-cell table:style-name="ce8" office:value-type="float" office:value="6844" calcext:value-type="float">
              <text:p>6,844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RealtyVision.ru (RLTVIS)</text:p>
            </table:table-cell>
            <table:covered-table-cell table:number-columns-repeated="2" table:style-name="ce6"/>
            <table:table-cell table:style-name="ce8" office:value-type="float" office:value="6026" calcext:value-type="float">
              <text:p>6,026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Екатеринбурга (KVDR66)</text:p>
            </table:table-cell>
            <table:covered-table-cell table:number-columns-repeated="2" table:style-name="ce6"/>
            <table:table-cell table:style-name="ce8" office:value-type="float" office:value="5777" calcext:value-type="float">
              <text:p>5,777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Олимп - АН (OLYMP)</text:p>
            </table:table-cell>
            <table:covered-table-cell table:number-columns-repeated="2" table:style-name="ce6"/>
            <table:table-cell table:style-name="ce8" office:value-type="float" office:value="5097" calcext:value-type="float">
              <text:p>5,097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Подмосковья (MOS-H)</text:p>
            </table:table-cell>
            <table:covered-table-cell table:number-columns-repeated="2" table:style-name="ce6"/>
            <table:table-cell table:style-name="ce8" office:value-type="float" office:value="4939" calcext:value-type="float">
              <text:p>4,939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Кемерово (KEMDOM)</text:p>
            </table:table-cell>
            <table:covered-table-cell table:number-columns-repeated="2" table:style-name="ce6"/>
            <table:table-cell table:style-name="ce8" office:value-type="float" office:value="4810" calcext:value-type="float">
              <text:p>4,810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Барнаула (KVDR22)</text:p>
            </table:table-cell>
            <table:covered-table-cell table:number-columns-repeated="2" table:style-name="ce6"/>
            <table:table-cell table:style-name="ce8" office:value-type="float" office:value="4128" calcext:value-type="float">
              <text:p>4,128</text:p>
            </table:table-cell>
            <table:table-cell table:style-name="ce1" table:number-columns-repeated="1020"/>
          </table:table-row>
          <table:table-row table:style-name="ro2">
            <table:table-cell table:style-name="ce7" office:value-type="string" calcext:value-type="string" table:number-columns-spanned="3" table:number-rows-spanned="1">
              <text:p>IRK.ru (IRK-RU)</text:p>
            </table:table-cell>
            <table:covered-table-cell table:number-columns-repeated="2" table:style-name="ce7"/>
            <table:table-cell table:style-name="ce8" office:value-type="float" office:value="4003" calcext:value-type="float">
              <text:p>4,003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Zdanie.info (ZDANIE)</text:p>
            </table:table-cell>
            <table:covered-table-cell table:number-columns-repeated="2" table:style-name="ce6"/>
            <table:table-cell table:style-name="ce8" office:value-type="float" office:value="3924" calcext:value-type="float">
              <text:p>3,924</text:p>
            </table:table-cell>
            <table:table-cell table:style-name="ce1" table:number-columns-repeated="1020"/>
          </table:table-row>
          <table:table-row table:style-name="ro2">
            <table:table-cell table:style-name="ce7" office:value-type="string" calcext:value-type="string" table:number-columns-spanned="3" table:number-rows-spanned="1">
              <text:p>ЦИАН ГРУПП</text:p>
            </table:table-cell>
            <table:covered-table-cell table:number-columns-repeated="2" table:style-name="ce7"/>
            <table:table-cell table:style-name="ce8" office:value-type="float" office:value="3381" calcext:value-type="float">
              <text:p>3,381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Дома-24 (DOMA24)</text:p>
            </table:table-cell>
            <table:covered-table-cell table:number-columns-repeated="2" table:style-name="ce6"/>
            <table:table-cell table:style-name="ce8" office:value-type="float" office:value="3352" calcext:value-type="float">
              <text:p>3,352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Домовой45 (DOMV45)</text:p>
            </table:table-cell>
            <table:covered-table-cell table:number-columns-repeated="2" table:style-name="ce6"/>
            <table:table-cell table:style-name="ce8" office:value-type="float" office:value="3305" calcext:value-type="float">
              <text:p>3,305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Красноярска (KVDR24)</text:p>
            </table:table-cell>
            <table:covered-table-cell table:number-columns-repeated="2" table:style-name="ce6"/>
            <table:table-cell table:style-name="ce8" office:value-type="float" office:value="2999" calcext:value-type="float">
              <text:p>2,999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Tomsk.Ru09 (TOMSK9)</text:p>
            </table:table-cell>
            <table:covered-table-cell table:number-columns-repeated="2" table:style-name="ce6"/>
            <table:table-cell table:style-name="ce8" office:value-type="float" office:value="2945" calcext:value-type="float">
              <text:p>2,945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Тюмени (KVDR72)</text:p>
            </table:table-cell>
            <table:covered-table-cell table:number-columns-repeated="2" table:style-name="ce6"/>
            <table:table-cell table:style-name="ce8" office:value-type="float" office:value="2444" calcext:value-type="float">
              <text:p>2,444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Любимый Город - АН (LG29)</text:p>
            </table:table-cell>
            <table:covered-table-cell table:number-columns-repeated="2" table:style-name="ce6"/>
            <table:table-cell table:style-name="ce8" office:value-type="float" office:value="1852" calcext:value-type="float">
              <text:p>1,852</text:p>
            </table:table-cell>
            <table:table-cell table:style-name="ce1"/>
            <table:table-cell table:style-name="ce1" office:value-type="string" calcext:value-type="string">
              <text:p>*</text:p>
            </table:table-cell>
            <table:table-cell table:style-name="ce1"/>
            <table:table-cell table:style-name="ce10" table:formula="of:=[.D92]" office:value-type="float" office:value="1852" calcext:value-type="float">
              <text:p>1,852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Брянский сервер недвижимости (BRSNRU)</text:p>
            </table:table-cell>
            <table:covered-table-cell table:number-columns-repeated="2" table:style-name="ce6"/>
            <table:table-cell table:style-name="ce8" office:value-type="float" office:value="1463" calcext:value-type="float">
              <text:p>1,463</text:p>
            </table:table-cell>
            <table:table-cell table:style-name="ce1" table:number-columns-repeated="3"/>
            <table:table-cell table:style-name="ce10" table:formula="of:=[.D93]" office:value-type="float" office:value="1463" calcext:value-type="float">
              <text:p>1,463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Новосибирска (KVDR54)</text:p>
            </table:table-cell>
            <table:covered-table-cell table:number-columns-repeated="2" table:style-name="ce6"/>
            <table:table-cell table:style-name="ce8" office:value-type="float" office:value="1428" calcext:value-type="float">
              <text:p>1,428</text:p>
            </table:table-cell>
            <table:table-cell table:style-name="ce1" table:number-columns-repeated="3"/>
            <table:table-cell table:style-name="ce10" table:formula="of:=[.D94]" office:value-type="float" office:value="1428" calcext:value-type="float">
              <text:p>1,428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Челябинска (KVDR74)</text:p>
            </table:table-cell>
            <table:covered-table-cell table:number-columns-repeated="2" table:style-name="ce6"/>
            <table:table-cell table:style-name="ce8" office:value-type="float" office:value="1390" calcext:value-type="float">
              <text:p>1,390</text:p>
            </table:table-cell>
            <table:table-cell table:style-name="ce1" table:number-columns-repeated="3"/>
            <table:table-cell table:style-name="ce10" table:formula="of:=[.D95]" office:value-type="float" office:value="1390" calcext:value-type="float">
              <text:p>1,390</text:p>
            </table:table-cell>
            <table:table-cell table:style-name="ce1" table:number-columns-repeated="1016"/>
          </table:table-row>
          <table:table-row table:style-name="ro2">
            <table:table-cell table:style-name="ce6" office:value-type="string" calcext:value-type="string" table:number-columns-spanned="3" table:number-rows-spanned="1">
              <text:p>Градстрой - АН (GRST35)</text:p>
            </table:table-cell>
            <table:covered-table-cell table:number-columns-repeated="2" table:style-name="ce6"/>
            <table:table-cell table:style-name="ce8" office:value-type="float" office:value="1006" calcext:value-type="float">
              <text:p>1,006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Краснодара (ND23)</text:p>
            </table:table-cell>
            <table:covered-table-cell table:number-columns-repeated="2" table:style-name="ce6"/>
            <table:table-cell table:style-name="ce9" office:value-type="float" office:value="792" calcext:value-type="float">
              <text:p>792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Казани (KAZANN)</text:p>
            </table:table-cell>
            <table:covered-table-cell table:number-columns-repeated="2" table:style-name="ce6"/>
            <table:table-cell table:style-name="ce9" office:value-type="float" office:value="757" calcext:value-type="float">
              <text:p>757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Уфы (N002)</text:p>
            </table:table-cell>
            <table:covered-table-cell table:number-columns-repeated="2" table:style-name="ce6"/>
            <table:table-cell table:style-name="ce9" office:value-type="float" office:value="545" calcext:value-type="float">
              <text:p>545</text:p>
            </table:table-cell>
            <table:table-cell table:style-name="ce1" table:number-columns-repeated="1020"/>
          </table:table-row>
          <table:table-row table:style-name="ro2">
            <table:table-cell table:style-name="ce7" office:value-type="string" calcext:value-type="string" table:number-columns-spanned="3" table:number-rows-spanned="1">
              <text:p>Регион-С (RK-REG)</text:p>
            </table:table-cell>
            <table:covered-table-cell table:number-columns-repeated="2" table:style-name="ce7"/>
            <table:table-cell table:style-name="ce9" office:value-type="float" office:value="482" calcext:value-type="float">
              <text:p>482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Недвижимость Хабаровска (ND27)</text:p>
            </table:table-cell>
            <table:covered-table-cell table:number-columns-repeated="2" table:style-name="ce6"/>
            <table:table-cell table:style-name="ce9" office:value-type="float" office:value="428" calcext:value-type="float">
              <text:p>428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Ryazanhouse.ru (RYAZAN)</text:p>
            </table:table-cell>
            <table:covered-table-cell table:number-columns-repeated="2" table:style-name="ce6"/>
            <table:table-cell table:style-name="ce9" office:value-type="float" office:value="410" calcext:value-type="float">
              <text:p>410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Квартал - АН (ANKV31)</text:p>
            </table:table-cell>
            <table:covered-table-cell table:number-columns-repeated="2" table:style-name="ce6"/>
            <table:table-cell table:style-name="ce9" office:value-type="float" office:value="391" calcext:value-type="float">
              <text:p>391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Arendator.ru (ARNTOR)</text:p>
            </table:table-cell>
            <table:covered-table-cell table:number-columns-repeated="2" table:style-name="ce6"/>
            <table:table-cell table:style-name="ce9" office:value-type="float" office:value="161" calcext:value-type="float">
              <text:p>161</text:p>
            </table:table-cell>
            <table:table-cell table:style-name="ce1" table:number-columns-repeated="1020"/>
          </table:table-row>
          <table:table-row table:style-name="ro2">
            <table:table-cell table:style-name="ce7" office:value-type="string" calcext:value-type="string" table:number-columns-spanned="3" table:number-rows-spanned="1">
              <text:p>Недвижимость Воронежа (OOONV)</text:p>
            </table:table-cell>
            <table:covered-table-cell table:number-columns-repeated="2" table:style-name="ce7"/>
            <table:table-cell table:style-name="ce9" office:value-type="float" office:value="110" calcext:value-type="float">
              <text:p>110</text:p>
            </table:table-cell>
            <table:table-cell table:style-name="ce1" table:number-columns-repeated="1020"/>
          </table:table-row>
          <table:table-row table:style-name="ro2">
            <table:table-cell table:style-name="ce6" office:value-type="string" calcext:value-type="string" table:number-columns-spanned="3" table:number-rows-spanned="1">
              <text:p>Granta24 (GRNT24)</text:p>
            </table:table-cell>
            <table:covered-table-cell table:number-columns-repeated="2" table:style-name="ce6"/>
            <table:table-cell table:style-name="ce9" office:value-type="float" office:value="70" calcext:value-type="float">
              <text:p>70</text:p>
            </table:table-cell>
            <table:table-cell table:style-name="ce1" table:number-columns-repeated="2"/>
            <table:table-cell table:style-name="ce1" table:formula="of:=SUM([.G4:.G105])" office:value-type="float" office:value="43302283" calcext:value-type="float">
              <text:p>43302283</text:p>
            </table:table-cell>
            <table:table-cell table:style-name="ce1" table:formula="of:=SUM([.H4:.H105])" office:value-type="float" office:value="13548832" calcext:value-type="float">
              <text:p>13548832</text:p>
            </table:table-cell>
            <table:table-cell table:style-name="ce1" table:number-columns-repeated="1016"/>
          </table:table-row>
        </table:table-row-group>
        <table:table-row table:style-name="ro3">
          <table:table-cell table:number-columns-repeated="3"/>
          <table:table-cell table:formula="of:=SUM([.D4:.D106])" office:value-type="float" office:value="62883656" calcext:value-type="float">
            <text:p>62883656</text:p>
          </table:table-cell>
          <table:table-cell table:number-columns-repeated="2"/>
          <table:table-cell table:formula="of:=[.G106]/[.D107]" office:value-type="float" office:value="0.688609501330521" calcext:value-type="float">
            <text:p>0.688609501330521</text:p>
          </table:table-cell>
          <table:table-cell table:formula="of:=([.G106]+[.H106])/[.D107]" office:value-type="float" office:value="0.90406822084263" calcext:value-type="float">
            <text:p>0.90406822084263</text:p>
          </table:table-cell>
          <table:table-cell table:number-columns-repeated="1016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1" fo:font-family="Arial" fo:font-size="8pt" style:font-name-asian="Noto Sans CJK SC Regular" style:font-family-asian="'Noto Sans CJK SC Regular'" style:font-family-generic-asian="system" style:font-pitch-asian="variable" style:font-size-asian="8pt" style:font-name-complex="Arial1" style:font-family-complex="Arial" style:font-size-complex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0mm" fo:margin-bottom="10mm" fo:margin-left="10mm" fo:margin-right="10mm" style:print-page-order="ltr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21:25:10.560407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DSheet" style:display-name="PageStyle_T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21:38:10.664654487</dc:date>
    <meta:generator>LibreOffice/6.0.7.3$Linux_X86_64 LibreOffice_project/00m0$Build-3</meta:generator>
    <meta:editing-duration>PT20M48S</meta:editing-duration>
    <meta:editing-cycles>2</meta:editing-cycles>
    <meta:document-statistic meta:table-count="1" meta:cell-count="2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